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49b0" officeooo:paragraph-rsid="001949b0"/>
    </style:style>
    <style:style style:name="P2" style:family="paragraph" style:parent-style-name="Standard">
      <style:text-properties officeooo:rsid="001949b0" officeooo:paragraph-rsid="001d5d73"/>
    </style:style>
    <style:style style:name="P3" style:family="paragraph" style:parent-style-name="Standard">
      <style:text-properties officeooo:rsid="0019f6d9" officeooo:paragraph-rsid="0019f6d9"/>
    </style:style>
    <style:style style:name="P4" style:family="paragraph" style:parent-style-name="Standard">
      <style:text-properties officeooo:rsid="0019f6d9" officeooo:paragraph-rsid="001b1a6b"/>
    </style:style>
    <style:style style:name="P5" style:family="paragraph" style:parent-style-name="Standard">
      <style:text-properties officeooo:rsid="001d5d73" officeooo:paragraph-rsid="001d5d73"/>
    </style:style>
    <style:style style:name="P6" style:family="paragraph" style:parent-style-name="Standard">
      <style:text-properties officeooo:rsid="001d5d73" officeooo:paragraph-rsid="001949b0"/>
    </style:style>
    <style:style style:name="P7" style:family="paragraph" style:parent-style-name="Standard">
      <style:paragraph-properties fo:text-align="start" style:justify-single-word="false"/>
    </style:style>
    <style:style style:name="T1" style:family="text">
      <style:text-properties officeooo:rsid="001cbfff"/>
    </style:style>
    <style:style style:name="T2" style:family="text">
      <style:text-properties fo:color="#000080" loext:opacity="100%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atos de la Tierra → <text:a xlink:type="simple" xlink:href="https://en.wikipedia.org/wiki/Earth" text:style-name="Default_20_Style" text:visited-style-name="Default_20_Style"><text:span text:style-name="T2">https://en.wikipedia.org/wiki/Earth</text:span></text:a></text:p>
      <text:p text:style-name="P7">Datos de la Luna → <text:a xlink:type="simple" xlink:href="https://en.wikipedia.org/wiki/Moon" text:style-name="Default_20_Style" text:visited-style-name="Default_20_Style"><text:span text:style-name="T2">https://en.wikipedia.org/wiki/Moon</text:span></text:a></text:p>
      <text:p text:style-name="P7">Datos específicos de la Luna → <text:a xlink:type="simple" xlink:href="https://nssdc.gsfc.nasa.gov/planetary/factsheet/moonfact.html" text:style-name="Default_20_Style" text:visited-style-name="Default_20_Style"><text:span text:style-name="T2">https://nssdc.gsfc.nasa.gov/planetary/factsheet/moonfact.html</text:span></text:a></text:p>
      <text:p text:style-name="P7">Datos específicos de Pluton (comparacion) → <text:a xlink:type="simple" xlink:href="https://nssdc.gsfc.nasa.gov/planetary/factsheet/plutofact.html" text:style-name="Default_20_Style" text:visited-style-name="Default_20_Style"><text:span text:style-name="T2">https://nssdc.gsfc.nasa.gov/planetary/factsheet/plutofact.html</text:span></text:a></text:p>
      <text:p text:style-name="P7"/>
      <text:p text:style-name="P7">Bomba del Zar (comparación con datos reales) → <text:a xlink:type="simple" xlink:href="https://en.wikipedia.org/wiki/Tsar_Bomba" text:style-name="Default_20_Style" text:visited-style-name="Default_20_Style"><text:span text:style-name="T2">https://en.wikipedia.org/wiki/Tsar_Bomba</text:span></text:a></text:p>
      <text:p text:style-name="P7">Cráter de Chicxulub (comparación con datos reales) → <text:a xlink:type="simple" xlink:href="https://es.wikipedia.org/wiki/Cráter_de_Chicxulub" text:style-name="Default_20_Style" text:visited-style-name="Default_20_Style"><text:span text:style-name="T2">https://es.wikipedia.org/wiki/Cr%C3%A1ter_de_Chicxulub</text:span></text:a></text:p>
      <text:p text:style-name="P7">Test nuclear Sedan (comparación con datos reales) → <text:a xlink:type="simple" xlink:href="https://en.wikipedia.org/wiki/Sedan_(nuclear_test)" text:style-name="Default_20_Style" text:visited-style-name="Default_20_Style"><text:span text:style-name="T2">https://en.wikipedia.org/wiki/Sedan_(nuclear_test)</text:span></text:a></text:p>
      <text:p text:style-name="P7"/>
      <text:p text:style-name="P7">Formula que describe la gravedad (Ley de gravitación universal) → <text:a xlink:type="simple" xlink:href="https://es.wikipedia.org/wiki/Ley_de_gravitación_universal" text:style-name="Default_20_Style" text:visited-style-name="Default_20_Style"><text:span text:style-name="T2">https://es.wikipedia.org/wiki/Ley_de_gravitaci%C3%B3n_universal</text:span></text:a></text:p>
      <text:p text:style-name="P7"/>
      <text:p text:style-name="P7">Equivalencias de la TNT → <text:a xlink:type="simple" xlink:href="https://en.wikipedia.org/wiki/TNT_equivalent" text:style-name="Default_20_Style" text:visited-style-name="Default_20_Style"><text:span text:style-name="T2">https://en.wikipedia.org/wiki/TNT_equivalent</text:span></text:a></text:p>
      <text:p text:style-name="P7">Fuerza de un megaton → <text:a xlink:type="simple" xlink:href="https://www.atomicarchive.com/science/effects/energy.html#:~:text=Thus%2C%20a%201%20kiloton%20nuclear,4.18%20×%201015%20joules" text:style-name="Default_20_Style" text:visited-style-name="Default_20_Style"><text:span text:style-name="T2">https://www.atomicarchive.com/science/effects/energy.html#:~:text=Thus%2C%20a%201%20kiloton%20nuclear,4.18%20%C3%97%201015%20joules</text:span></text:a>.</text:p>
      <text:p text:style-name="P7"/>
      <text:p text:style-name="P7">Formula de la aceleración centripeta → <text:a xlink:type="simple" xlink:href="https://www.nagwa.com/en/explainers/142168516704/#:~:text=In%20the%20special%20case%20of,𝑟%20is%20the%20orbital%20radius" text:style-name="Default_20_Style" text:visited-style-name="Default_20_Style"><text:span text:style-name="T2">https://www.nagwa.com/en/explainers/142168516704/#:~:text=In%20the%20special%20case%20of,%F0%9D%91%9F%20is%20the%20orbital%20radius</text:span></text:a>.</text:p>
      <text:p text:style-name="P7"/>
      <text:p text:style-name="P7">Formula del radio de explosión → <text:a xlink:type="simple" xlink:href="https://www.omnicalculator.com/physics/blast-radius#how-to-calculate-blast-radius" text:style-name="Default_20_Style" text:visited-style-name="Default_20_Style"><text:span text:style-name="T2">https://www.omnicalculator.com/physics/blast-radius#how-to-calculate-blast-radius</text:span></text:a></text:p>
      <text:p text:style-name="P7"/>
      <text:p text:style-name="P7">Como saber la profundidad de una explosión nuclear en la Luna → <text:a xlink:type="simple" xlink:href="https://www.osti.gov/servlets/purl/6696719" text:style-name="Default_20_Style" text:visited-style-name="Default_20_Style"><text:span text:style-name="T2">https://www.osti.gov/servlets/purl/6696719</text:span></text:a></text:p>
      <text:p text:style-name="P7"/>
      <text:p text:style-name="P6">Formula del volumen desplazado → <text:a xlink:type="simple" xlink:href="https://spacemath.gsfc.nasa.gov/moon/9Page19.pdf" text:style-name="Default_20_Style" text:visited-style-name="Default_20_Style"><text:span text:style-name="T2">https://spacemath.gsfc.nasa.gov/moon/9Page19.pdf</text:span></text:a></text:p>
      <text:p text:style-name="P5"/>
      <text:p text:style-name="P3"/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H19M36S</meta:editing-duration>
    <meta:editing-cycles>6</meta:editing-cycles>
    <meta:generator>LibreOffice/7.5.3.2$Windows_X86_64 LibreOffice_project/9f56dff12ba03b9acd7730a5a481eea045e468f3</meta:generator>
    <dc:date>2023-06-02T14:52:29.974000000</dc:date>
    <meta:document-statistic meta:table-count="0" meta:image-count="0" meta:object-count="0" meta:page-count="1" meta:paragraph-count="14" meta:word-count="109" meta:character-count="1429" meta:non-whitespace-character-count="1334"/>
  </office:meta>
</office:document-meta>
</file>